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text-properties officeooo:rsid="04047cec" officeooo:paragraph-rsid="040abe7c"/>
    </style:style>
    <style:style style:name="P4" style:family="paragraph" style:parent-style-name="Text_20_body">
      <style:text-properties officeooo:rsid="04047cec" officeooo:paragraph-rsid="043bf421"/>
    </style:style>
    <style:style style:name="P5" style:family="paragraph" style:parent-style-name="Text_20_body">
      <style:text-properties officeooo:paragraph-rsid="04047cec"/>
    </style:style>
    <style:style style:name="P6" style:family="paragraph" style:parent-style-name="Text_20_body">
      <style:text-properties officeooo:rsid="041ac599" officeooo:paragraph-rsid="041b9acb"/>
    </style:style>
    <style:style style:name="P7" style:family="paragraph" style:parent-style-name="Text_20_body">
      <style:text-properties officeooo:rsid="03a99edc" officeooo:paragraph-rsid="0429eda6"/>
    </style:style>
    <style:style style:name="P8" style:family="paragraph" style:parent-style-name="Text_20_body">
      <style:text-properties officeooo:rsid="042bed38" officeooo:paragraph-rsid="04374b71"/>
    </style:style>
    <style:style style:name="P9" style:family="paragraph" style:parent-style-name="Text_20_body">
      <style:text-properties officeooo:rsid="044adcfa" officeooo:paragraph-rsid="044adcfa"/>
    </style:style>
    <style:style style:name="P10" style:family="paragraph" style:parent-style-name="Text_20_body">
      <style:paragraph-properties fo:margin-top="0in" fo:margin-bottom="0in" loext:contextual-spacing="false"/>
      <style:text-properties officeooo:rsid="04091c36" officeooo:paragraph-rsid="0404fc6d"/>
    </style:style>
    <style:style style:name="P11" style:family="paragraph" style:parent-style-name="Text_20_body">
      <style:paragraph-properties fo:margin-top="0in" fo:margin-bottom="0in" loext:contextual-spacing="false"/>
      <style:text-properties officeooo:rsid="041475a0" officeooo:paragraph-rsid="04164fee"/>
    </style:style>
    <style:style style:name="P12" style:family="paragraph" style:parent-style-name="Text_20_body">
      <style:paragraph-properties fo:margin-top="0in" fo:margin-bottom="0in" loext:contextual-spacing="false"/>
      <style:text-properties officeooo:rsid="04551bdb" officeooo:paragraph-rsid="04551bdb"/>
    </style:style>
    <style:style style:name="P13" style:family="paragraph" style:parent-style-name="Text_20_body">
      <style:paragraph-properties fo:margin-top="0.0398in" fo:margin-bottom="0.1366in" loext:contextual-spacing="false"/>
      <style:text-properties officeooo:paragraph-rsid="0420fd4e"/>
    </style:style>
    <style:style style:name="P14" style:family="paragraph" style:parent-style-name="Text_20_body">
      <style:paragraph-properties fo:margin-top="0.0791in" fo:margin-bottom="0.1764in" loext:contextual-spacing="false"/>
      <style:text-properties officeooo:rsid="0404fc6d" officeooo:paragraph-rsid="0440f0f9"/>
    </style:style>
    <style:style style:name="P15" style:family="paragraph" style:parent-style-name="Text_20_body">
      <style:paragraph-properties fo:text-align="start" style:justify-single-word="false" style:writing-mode="rl-tb"/>
      <style:text-properties officeooo:rsid="043bed6f" officeooo:paragraph-rsid="043bed6f"/>
    </style:style>
    <style:style style:name="P16" style:family="paragraph" style:parent-style-name="Text_20_body">
      <style:paragraph-properties fo:text-align="end" style:justify-single-word="false" style:writing-mode="rl-tb"/>
      <style:text-properties officeooo:rsid="043bed6f" officeooo:paragraph-rsid="043bed6f"/>
    </style:style>
    <style:style style:name="P17" style:family="paragraph" style:parent-style-name="Text_20_body" style:list-style-name="L1">
      <style:text-properties officeooo:rsid="03ce6626" officeooo:paragraph-rsid="0420fd4e"/>
    </style:style>
    <style:style style:name="P18" style:family="paragraph" style:parent-style-name="Text_20_body" style:list-style-name="L1">
      <style:paragraph-properties fo:margin-top="0.0398in" fo:margin-bottom="0.0575in" loext:contextual-spacing="false"/>
      <style:text-properties officeooo:rsid="03ce6626" officeooo:paragraph-rsid="0420fd4e"/>
    </style:style>
    <style:style style:name="P19" style:family="paragraph" style:parent-style-name="Text_20_body" style:list-style-name="L1">
      <style:paragraph-properties fo:margin-top="0in" fo:margin-bottom="0in" loext:contextual-spacing="false"/>
      <style:text-properties officeooo:rsid="03ce6626" officeooo:paragraph-rsid="0420fd4e"/>
    </style:style>
    <style:style style:name="P20" style:family="paragraph" style:parent-style-name="Text_20_body" style:list-style-name="L2">
      <style:paragraph-properties fo:margin-top="0in" fo:margin-bottom="0in" loext:contextual-spacing="false"/>
      <style:text-properties officeooo:rsid="04075646" officeooo:paragraph-rsid="04551bdb"/>
    </style:style>
    <style:style style:name="P21" style:family="paragraph" style:parent-style-name="Text_20_body" style:list-style-name="L2">
      <style:paragraph-properties fo:margin-top="0in" fo:margin-bottom="0in" loext:contextual-spacing="false"/>
      <style:text-properties officeooo:rsid="04075646" officeooo:paragraph-rsid="04139f63"/>
    </style:style>
    <style:style style:name="P22" style:family="paragraph" style:parent-style-name="Text_20_body" style:list-style-name="L2">
      <style:paragraph-properties fo:margin-top="0in" fo:margin-bottom="0in" loext:contextual-spacing="false"/>
      <style:text-properties officeooo:rsid="04075646" officeooo:paragraph-rsid="04164fee"/>
    </style:style>
    <style:style style:name="P23" style:family="paragraph" style:parent-style-name="Text_20_body" style:list-style-name="L2">
      <style:paragraph-properties fo:margin-top="0in" fo:margin-bottom="0in" loext:contextual-spacing="false"/>
      <style:text-properties officeooo:rsid="04075646" officeooo:paragraph-rsid="04563f40"/>
    </style:style>
    <style:style style:name="P24" style:family="paragraph" style:parent-style-name="Text_20_body" style:list-style-name="L2">
      <style:paragraph-properties fo:margin-top="0in" fo:margin-bottom="0in" loext:contextual-spacing="false"/>
      <style:text-properties officeooo:rsid="04164fee" officeooo:paragraph-rsid="04164fee"/>
    </style:style>
    <style:style style:name="P25" style:family="paragraph" style:parent-style-name="Text_20_body" style:list-style-name="L2">
      <style:paragraph-properties fo:margin-top="0in" fo:margin-bottom="0in" loext:contextual-spacing="false"/>
      <style:text-properties officeooo:rsid="043e4329" officeooo:paragraph-rsid="043e4329"/>
    </style:style>
    <style:style style:name="P26" style:family="paragraph" style:parent-style-name="Heading_20_1">
      <style:text-properties officeooo:rsid="03a61840" officeooo:paragraph-rsid="03a6184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3ce6626" style:font-weight-asian="bold" style:font-weight-complex="bold"/>
    </style:style>
    <style:style style:name="T3" style:family="text">
      <style:text-properties fo:font-weight="bold" officeooo:rsid="03fc4cce" style:font-weight-asian="bold" style:font-weight-complex="bold"/>
    </style:style>
    <style:style style:name="T4" style:family="text">
      <style:text-properties fo:font-weight="bold" officeooo:rsid="0427f457" style:font-weight-asian="bold" style:font-weight-complex="bold"/>
    </style:style>
    <style:style style:name="T5" style:family="text">
      <style:text-properties fo:font-weight="bold" officeooo:rsid="042cf68d" style:font-weight-asian="bold" style:font-weight-complex="bold"/>
    </style:style>
    <style:style style:name="T6" style:family="text">
      <style:text-properties fo:font-weight="bold" officeooo:rsid="043b7d59" style:font-weight-asian="bold" style:font-weight-complex="bold"/>
    </style:style>
    <style:style style:name="T7" style:family="text">
      <style:text-properties fo:font-weight="bold" officeooo:rsid="043bf421" style:font-weight-asian="bold" style:font-weight-complex="bold"/>
    </style:style>
    <style:style style:name="T8" style:family="text">
      <style:text-properties fo:font-weight="bold" officeooo:rsid="0440f0f9" style:font-weight-asian="bold" style:font-weight-complex="bold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432dda3" style:font-style-asian="italic" style:font-style-complex="italic"/>
    </style:style>
    <style:style style:name="T11" style:family="text">
      <style:text-properties fo:font-style="italic" fo:font-weight="normal" officeooo:rsid="047cc449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normal" officeooo:rsid="044773af" style:font-style-asian="italic" style:font-weight-asian="normal" style:font-style-complex="italic" style:font-weight-complex="normal"/>
    </style:style>
    <style:style style:name="T13" style:family="text">
      <style:text-properties officeooo:rsid="03ce6626"/>
    </style:style>
    <style:style style:name="T14" style:family="text">
      <style:text-properties officeooo:rsid="03fc4cce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40626e1" style:font-weight-asian="normal" style:font-weight-complex="normal"/>
    </style:style>
    <style:style style:name="T17" style:family="text">
      <style:text-properties fo:font-weight="normal" officeooo:rsid="04047cec" style:font-weight-asian="normal" style:font-weight-complex="normal"/>
    </style:style>
    <style:style style:name="T18" style:family="text">
      <style:text-properties fo:font-weight="normal" officeooo:rsid="047cc449" style:font-weight-asian="normal" style:font-weight-complex="normal"/>
    </style:style>
    <style:style style:name="T19" style:family="text">
      <style:text-properties fo:font-weight="normal" officeooo:rsid="048a82fb" style:font-weight-asian="normal" style:font-weight-complex="normal"/>
    </style:style>
    <style:style style:name="T20" style:family="text">
      <style:text-properties fo:font-weight="normal" officeooo:rsid="0429eda6" style:font-weight-asian="normal" style:font-weight-complex="normal"/>
    </style:style>
    <style:style style:name="T21" style:family="text">
      <style:text-properties fo:font-weight="normal" officeooo:rsid="04351814" style:font-weight-asian="normal" style:font-weight-complex="normal"/>
    </style:style>
    <style:style style:name="T22" style:family="text">
      <style:text-properties fo:font-weight="normal" officeooo:rsid="04360dc9" style:font-weight-asian="normal" style:font-weight-complex="normal"/>
    </style:style>
    <style:style style:name="T23" style:family="text">
      <style:text-properties fo:font-weight="normal" officeooo:rsid="043bf421" style:font-weight-asian="normal" style:font-weight-complex="normal"/>
    </style:style>
    <style:style style:name="T24" style:family="text">
      <style:text-properties fo:font-weight="normal" officeooo:rsid="04493f15" style:font-weight-asian="normal" style:font-weight-complex="normal"/>
    </style:style>
    <style:style style:name="T25" style:family="text">
      <style:text-properties fo:font-weight="normal" officeooo:rsid="04495450" style:font-weight-asian="normal" style:font-weight-complex="normal"/>
    </style:style>
    <style:style style:name="T26" style:family="text">
      <style:text-properties fo:font-weight="normal" officeooo:rsid="044a2b23" style:font-weight-asian="normal" style:font-weight-complex="normal"/>
    </style:style>
    <style:style style:name="T27" style:family="text">
      <style:text-properties fo:font-weight="normal" officeooo:rsid="044a93f3" style:font-weight-asian="normal" style:font-weight-complex="normal"/>
    </style:style>
    <style:style style:name="T28" style:family="text">
      <style:text-properties fo:font-weight="normal" officeooo:rsid="044abd1c" style:font-weight-asian="normal" style:font-weight-complex="normal"/>
    </style:style>
    <style:style style:name="T29" style:family="text">
      <style:text-properties fo:font-weight="normal" officeooo:rsid="044adcfa" style:font-weight-asian="normal" style:font-weight-complex="normal"/>
    </style:style>
    <style:style style:name="T30" style:family="text">
      <style:text-properties fo:font-weight="normal" officeooo:rsid="044b45e1" style:font-weight-asian="normal" style:font-weight-complex="normal"/>
    </style:style>
    <style:style style:name="T31" style:family="text">
      <style:text-properties fo:font-weight="normal" officeooo:rsid="0459a9eb" style:font-weight-asian="normal" style:font-weight-complex="normal"/>
    </style:style>
    <style:style style:name="T32" style:family="text">
      <style:text-properties officeooo:rsid="04047cec"/>
    </style:style>
    <style:style style:name="T33" style:family="text">
      <style:text-properties officeooo:rsid="043498c8"/>
    </style:style>
    <style:style style:name="T34" style:family="text">
      <style:text-properties officeooo:rsid="040626e1"/>
    </style:style>
    <style:style style:name="T35" style:family="text">
      <style:text-properties officeooo:rsid="04164fee"/>
    </style:style>
    <style:style style:name="T36" style:family="text">
      <style:text-properties officeooo:rsid="0417063a"/>
    </style:style>
    <style:style style:name="T37" style:family="text">
      <style:text-properties officeooo:rsid="041c1290"/>
    </style:style>
    <style:style style:name="T38" style:family="text">
      <style:text-properties officeooo:rsid="0432dda3"/>
    </style:style>
    <style:style style:name="T39" style:family="text">
      <style:text-properties officeooo:rsid="04351814"/>
    </style:style>
    <style:style style:name="T40" style:family="text">
      <style:text-properties officeooo:rsid="04374b71"/>
    </style:style>
    <style:style style:name="T41" style:family="text">
      <style:text-properties officeooo:rsid="0440f0f9"/>
    </style:style>
    <style:style style:name="T42" style:family="text">
      <style:text-properties fo:font-size="10pt" officeooo:rsid="04415e17" style:font-size-asian="10pt" style:font-size-complex="10pt"/>
    </style:style>
    <style:style style:name="T43" style:family="text">
      <style:text-properties officeooo:rsid="04458871"/>
    </style:style>
    <style:style style:name="T44" style:family="text">
      <style:text-properties fo:font-style="normal" style:font-style-asian="normal" style:font-style-complex="normal"/>
    </style:style>
    <style:style style:name="T45" style:family="text">
      <style:text-properties officeooo:rsid="04534dfc"/>
    </style:style>
    <style:style style:name="T46" style:family="text">
      <style:text-properties officeooo:rsid="04551bdb"/>
    </style:style>
    <style:style style:name="T47" style:family="text">
      <style:text-properties officeooo:rsid="04563f40"/>
    </style:style>
    <style:style style:name="T48" style:family="text">
      <style:text-properties officeooo:rsid="04570fc2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6" text:outline-level="1">מבנה זיכרון ושפת ++C - <text:span text:style-name="T45">מטלות</text:span></text:h>
      <text:p text:style-name="P5"><text:span text:style-name="T3">מטרה</text:span><text:span text:style-name="T14">: בעיניי, אחת מזכויות הסטודנטים היא לקבל מטלות בכל שבוע, כדי להבין ולתרגל את החומר הנלמד. כשהייתי סטודנט ולא קיבלתי מספיק מטלות, הרגשתי שאני לא מקבל תמורה מלאה לכספי. <text:s/>לכן אשתדל (בלי נדר) לתת מטלה בכל שבוע. </text:span></text:p>
      <text:p text:style-name="P10"><text:span text:style-name="T1">הגשה</text:span>:<text:span text:style-name="T33"> מומלץ בזוגות, אפשר גם בשלשות. בכל מקרה, כל חבר/ה בצוות אחראי/ת באופן אישי להבין את הפתרון כך שי/תוכל ולהציג אותו בתירגול (ראו למטה).</text:span></text:p>
      <text:p text:style-name="P13"><text:span text:style-name="T2">הנחיות כלליות</text:span><text:span text:style-name="T13">:</text:span></text:p>
      <text:list xml:id="list2903814643" text:style-name="L1">
        <text:list-item>
          <text:p text:style-name="P18">יש לפתור את התרגילים בשפת ++C ולהשתמש בחומר שנלמד בכיתה לפי הצורך. </text:p>
        </text:list-item>
        <text:list-item>
          <text:p text:style-name="P17">מותר להשתמש בתכונות מתקדמות של השפה שעדיין לא נלמדו בכיתה.</text:p>
        </text:list-item>
        <text:list-item>
          <text:p text:style-name="P19">מותר להיעזר בקוד מהאינטרנט בתנאים הבאים: (א) חובה לציין בפירוש את המקור בגוף התוכנית שלכם. <text:s text:c="2"/>(ב) חובה לוודא שהקוד שהעתקתם תקין ועובד. לא יתקבלו טענות מסוג "הבאג לא באשמתי, הוא היה בקוד שהעתקתי...". <text:s text:c="2"/>(ג) חובה להבין את הקוד שהעתקתם כך שתוכלו להסבירו בתירגול (ראו למטה).</text:p>
        </text:list-item>
      </text:list>
      <text:p text:style-name="P14"><text:span text:style-name="T1">בדיק</text:span><text:span text:style-name="T8">ה אוטומטית</text:span>:<text:span text:style-name="T34"> <text:s/>המטלות ייבדקו </text:span><text:span text:style-name="T16">ב</text:span><text:span text:style-name="T17">בדיקה אוטומטית </text:span><text:span text:style-name="T32">- ע"י הגשה לאתר מיוחד כפי שיוסבר בהמשך. בבדיקה זו תקבלו ציון בהתאם לנכונות החישובים, ותוכלו להגיש שוב ושוב עד שתקבלו 100, או עד למועד ההגשה. <text:s/>על כל תקלה במערכת-ההגשה האוטומטית, יש לפנות למפתח - סמואל ביסמוט - </text:span><text:span text:style-name="T42">samuelbismuth101@gmail.com</text:span></text:p>
      <text:p text:style-name="P3"><text:span text:style-name="T8">הצגה בתירגולים</text:span><text:span text:style-name="T41">: </text:span>בכל תירגול, החל מהתירגול השלישי והלאה, המתרגל/ת י/תזמין חלק מהסטודנטים הרשומים בקבוצה שלו/ה להציג את הפתרון שלהם בכיתה. <text:s text:c="3"/>כמציגים, זה ייתן לכם הזדמנות להראות לכל החברים שלכם איזה מתכנתים מעולים אתם. <text:s text:c="2"/>בנוסף, זה ייתן לכם הזדמנות לקבל הערות מחבריכם ומהמתרגלים שיעזרו לכם להיות מתכנתים עוד יותר טובים. <text:s text:c="2"/>כצופים, זה ייתן לכם רעיונות חדשים לדרכים שונות לפתור בעיות, שאולי לא חשבתם עליהן בעצמכם. <text:s text:c="2"/>כמו כן, תזהו באגים בקוד של אחרים ותלמדו איך לפתור אותם.</text:p>
      <text:p text:style-name="P12">הציון על ההצגה יינתן לפי רמת התשובות שלכם לשאלות של המתרגל/ת בנושאים הבאים:</text:p>
      <text:list xml:id="list1629420256" text:style-name="L2">
        <text:list-item>
          <text:p text:style-name="P20"><text:span text:style-name="T46">תיכנון ו</text:span>מבנה המערכת - <text:span text:style-name="T46">יחידות, </text:span>מחלקות וקבצים;</text:p>
        </text:list-item>
        <text:list-item>
          <text:p text:style-name="P21"><text:span text:style-name="T46">הבנת </text:span>פרטי הפתרון - לוודא שהשתתפת באופן פעיל בפתרון ולא רק הסתכלת על השותפים...</text:p>
        </text:list-item>
        <text:list-item>
          <text:p text:style-name="P22">בדיקות-יחידה (unit-tests) <text:span text:style-name="T48">מלאות</text:span>;</text:p>
        </text:list-item>
        <text:list-item>
          <text:p text:style-name="P24">בדיקת תקינו<text:span text:style-name="T43">ת-</text:span>קלט וזריקת חריגות;</text:p>
        </text:list-item>
        <text:list-item>
          <text:p text:style-name="P25">ניהול זיכרון ומניעת דליפות;</text:p>
        </text:list-item>
        <text:list-item>
          <text:p text:style-name="P23"><text:span text:style-name="T47">קריאוּת הקוד - </text:span>שמות משמעותיים<text:span text:style-name="T35"> למשתנים ופונקציות, תיעוד בעברית או אנגלית.</text:span></text:p>
        </text:list-item>
      </text:list>
      <text:p text:style-name="P11">כל סטודנט/ית צריך/ה להציג <text:span text:style-name="T44">פעמיים</text:span> במהלך הסמסטר. חובה להציג בקבוצת התירגול שאתם רשומים אליה<text:span text:style-name="T36"> ובהתאם ללוח הזמנים שנקבע ע"י המתרגל/ת</text:span>. <text:span text:style-name="T36">אי-הגעה לתירגול שבו אתם אמורים להציג גוררת ציון 0. סטודנט/ית שנבחר/ה להצגה ולא יכל/ה להגיע מסיבות אובייקטיביות (מילואים, מחלה, לידה וכד') - י/תשלח למתרגל/ת אישור בכתב (צו קריאה, אישור מרופא וכד') וי/תתאם הצגה בתאריך אחר.</text:span></text:p>
      <text:p text:style-name="P6">ההצגה היא אישית - רק אחד מחברי-הצוות צריך להציג<text:span text:style-name="T37"> בכל פעם. גם הציון על ההצגה הוא אישי - למציג/ה בלבד. לכן אין חובה שכל חברי-הצוות יהיו רשומים לאותה קבוצת תירגול.</text:span></text:p>
      <text:p text:style-name="P8"><text:soft-page-break/><text:span text:style-name="T1">דחיות והקלות</text:span> יינתנו רק ע"פ אישור כתוב, כגון: צו קריאה למילואים או אישור מחלה. <text:span text:style-name="T9">חובה </text:span><text:span text:style-name="T10">להעלות את האישור לתיבת-ההגשה במודל </text:span><text:span text:style-name="T9">לפני מועד ההגשה</text:span> - לא יתקבלו בקשות לאחר <text:span text:style-name="T38">מועד ההגשה</text:span>.<text:span text:style-name="T40"> <text:s text:c="2"/>מומלץ לא לשלוח בקשות לדחיה בדואל - אנחנו מקבלים המון דואל והבקשה שלכם עלולה ללכת לאיבוד. </text:span></text:p>
      <text:p text:style-name="P7"><text:span text:style-name="T4">לא הספק</text:span><text:span text:style-name="T6">נו</text:span><text:span text:style-name="T4"> לסיים את המטלה בזמן</text:span><text:span text:style-name="T5">. </text:span><text:span text:style-name="T4">מה לעשות?</text:span> <text:span text:style-name="T39"><text:s/>- תגישו פתרון חלקי, כמיטב יכולתכם. </text:span><text:span text:style-name="T18">ממשו חלק מהפונקציות בצורה נכונה ומלאה, </text:span><text:span text:style-name="T11">כולל בדיקות</text:span><text:span text:style-name="T12"> ותיעוד</text:span><text:span text:style-name="T18">, ובשאר הפונקציות שימו את הקוד המינימלי שיאפשר למערכת להתקמפל ("stub"). </text:span><text:span text:style-name="T24">עדיף</text:span><text:span text:style-name="T18"> מימוש </text:span><text:span text:style-name="T19">בדוק לחלק מהפונקציות, </text:span><text:span text:style-name="T18">על-פני מימוש לא</text:span><text:span text:style-name="T19">-</text:span><text:span text:style-name="T18">בדוק</text:span><text:span text:style-name="T19"> לכל הפונקציות.</text:span><text:span text:style-name="T20"> </text:span><text:span text:style-name="T21"><text:s text:c="2"/>בתירגול, תסבירו בבירור מה הספקתם</text:span><text:span text:style-name="T22">, </text:span><text:span text:style-name="T21">מה לא הספקתם</text:span><text:span text:style-name="T22"> ומדוע</text:span><text:span text:style-name="T25">. </text:span><text:span text:style-name="T27"><text:s/></text:span><text:span text:style-name="T31">אם יתברר</text:span><text:span text:style-name="T25"> שהעיכוב בהגשה היה מוצדק, </text:span><text:span text:style-name="T31">תינתן </text:span><text:span text:style-name="T25">לכם אפשרות להשלים את </text:span><text:span text:style-name="T26">הפתרון </text:span><text:span text:style-name="T25">בהמשך.</text:span></text:p>
      <text:p text:style-name="P4"><text:span text:style-name="T7">ציון</text:span><text:span text:style-name="T23">: </text:span><text:span text:style-name="T29">רשמית, </text:span><text:span text:style-name="T23">כל המטלות ביחד נחשבות ל-20% מהציון הסופי. מתוך זה, 10% ייקבעו ע"י מערכת ההגשה האוטומטית, ו-10% ייקבעו ע"פ הציון שתקבלו מהמתרגל/ת על ההצגה.</text:span><text:span text:style-name="T28"> </text:span></text:p>
      <text:p text:style-name="P9"><text:span text:style-name="T15">מעשית, אחוז המטלות בציון הסופי יהיה הרבה יותר גבוה, כי חלק מהשאלות בבחינה יהיו על </text:span><text:span text:style-name="T30">בעיות-תיכנות ה</text:span><text:span text:style-name="T15">דומות למטלות, </text:span><text:span text:style-name="T30">וכן </text:span><text:span text:style-name="T17">על </text:span><text:span text:style-name="T15">זיהוי </text:span><text:span text:style-name="T17">באגים</text:span><text:span text:style-name="T15"> שנתקלתם בהם במהלך המטלות</text:span><text:span text:style-name="T17">. ככל </text:span><text:span text:style-name="T15">שתכתבו יותר קוד, תעשו יותר באגים, ו</text:span><text:span text:style-name="T17">תראו יותר באגים של אחרים </text:span><text:span text:style-name="T15">- </text:span><text:span text:style-name="T17">יהיה לכם קל יותר בבחינה </text:span><text:span text:style-name="T30">ו</text:span><text:span text:style-name="T15">בחיים המקצועיים</text:span><text:span text:style-name="T17">.</text:span></text:p>
      <text:p text:style-name="P15">בהצלחה!!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reformatted_20_Text" style:display-name="Preformatted Text" style:family="paragraph" style:parent-style-name="Standard" style:class="html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2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6.1.5.2$Linux_X86_64 LibreOffice_project/10$Build-2</meta:generator>
    <dc:date>2019-02-25T11:07:44.004680045</dc:date>
    <meta:editing-duration>P8DT8H39M59S</meta:editing-duration>
    <meta:editing-cycles>1016</meta:editing-cycles>
    <meta:document-statistic meta:table-count="0" meta:image-count="0" meta:object-count="0" meta:page-count="2" meta:paragraph-count="25" meta:word-count="596" meta:character-count="3521" meta:non-whitespace-character-count="2933"/>
  </office:meta>
</office:document-meta>
</file>